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hms load</text:p>
          </table:table-cell>
          <table:table-cell office:value-type="string" calcext:value-type="string">
            <text:p>volts supp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C$1]/[.A3])*1000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C$1]/[.A4])*1000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C$1]/[.A5])*1000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C$1]/[.A6])*1000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C$1]/[.A7])*1000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C$1]/[.A8])*1000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C$1]/[.A9])*1000" office:value-type="float" office:value="214.285714285714" calcext:value-type="float">
            <text:p>214.2857142857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C$1]/[.A10])*1000" office:value-type="float" office:value="187.5" calcext:value-type="float">
            <text:p>187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C$1]/[.A11])*1000" office:value-type="float" office:value="166.666666666667" calcext:value-type="float">
            <text:p>166.6666666666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C$1]/[.A12])*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C$1]/[.A13])*1000" office:value-type="float" office:value="136.363636363636" calcext:value-type="float">
            <text:p>136.3636363636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C$1]/[.A14])*1000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C$1]/[.A15])*1000" office:value-type="float" office:value="115.384615384615" calcext:value-type="float">
            <text:p>115.3846153846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C$1]/[.A16])*1000" office:value-type="float" office:value="107.142857142857" calcext:value-type="float">
            <text:p>107.1428571428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C$1]/[.A17])*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C$1]/[.A18])*10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C$1]/[.A19])*1000" office:value-type="float" office:value="88.2352941176471" calcext:value-type="float">
            <text:p>88.235294117647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C$1]/[.A20])*1000" office:value-type="float" office:value="83.3333333333333" calcext:value-type="float">
            <text:p>83.333333333333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C$1]/[.A21])*1000" office:value-type="float" office:value="78.9473684210526" calcext:value-type="float">
            <text:p>78.94736842105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C$1]/[.A22])*1000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C$1]/[.A23])*1000" office:value-type="float" office:value="71.4285714285714" calcext:value-type="float">
            <text:p>71.428571428571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C$1]/[.A24])*1000" office:value-type="float" office:value="68.1818181818182" calcext:value-type="float">
            <text:p>68.181818181818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C$1]/[.A25])*1000" office:value-type="float" office:value="65.2173913043478" calcext:value-type="float">
            <text:p>65.217391304347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C$1]/[.A26])*1000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C$1]/[.A27])*100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C$1]/[.A28])*1000" office:value-type="float" office:value="57.6923076923077" calcext:value-type="float">
            <text:p>57.69230769230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C$1]/[.A29])*1000" office:value-type="float" office:value="55.5555555555556" calcext:value-type="float">
            <text:p>55.55555555555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C$1]/[.A30])*1000" office:value-type="float" office:value="53.5714285714286" calcext:value-type="float">
            <text:p>53.57142857142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C$1]/[.A31])*1000" office:value-type="float" office:value="51.7241379310345" calcext:value-type="float">
            <text:p>51.72413793103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C$1]/[.A32])*1000"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9:53:59.255853558</meta:creation-date>
    <meta:print-date>2023-12-30T19:57:36.267887338</meta:print-date>
    <dc:date>2023-12-30T19:57:49.687101916</dc:date>
    <meta:editing-duration>PT3M50S</meta:editing-duration>
    <meta:editing-cycles>1</meta:editing-cycles>
    <meta:document-statistic meta:table-count="1" meta:cell-count="64" meta:object-count="0"/>
    <meta:generator>LibreOffice/7.5.6.2$Linux_X86_64 LibreOffice_project/50$Build-2</meta:generator>
  </office:meta>
</office:document-meta>
</file>